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style:text-properties style:font-name="Times New Roman" fo:font-size="14pt" style:font-size-asian="14pt" style:font-size-complex="14pt"/>
    </style:style>
    <style:style style:name="P2" style:family="paragraph" style:parent-style-name="Standard">
      <style:paragraph-properties fo:line-height="100%"/>
      <style:text-properties style:font-name="Times New Roman" fo:font-size="14pt" officeooo:paragraph-rsid="001511d6" style:font-size-asian="14pt" style:font-size-complex="14pt"/>
    </style:style>
    <style:style style:name="P3" style:family="paragraph" style:parent-style-name="Standard">
      <style:paragraph-properties fo:line-height="100%"/>
      <style:text-properties style:font-name="Times New Roman" fo:font-size="14pt" officeooo:paragraph-rsid="001607ac" style:font-size-asian="14pt" style:font-size-complex="14pt"/>
    </style:style>
    <style:style style:name="P4" style:family="paragraph" style:parent-style-name="Standard">
      <style:paragraph-properties fo:line-height="100%"/>
    </style:style>
    <style:style style:name="P5" style:family="paragraph" style:parent-style-name="Text_20_body">
      <style:paragraph-properties fo:line-height="100%"/>
      <style:text-properties style:font-name="Times New Roman" fo:font-size="14pt" style:font-size-asian="14pt" style:font-size-complex="14pt"/>
    </style:style>
    <style:style style:name="P6" style:family="paragraph" style:parent-style-name="Text_20_body">
      <style:paragraph-properties fo:line-height="100%"/>
      <style:text-properties style:font-name="Times New Roman" fo:font-size="14pt" officeooo:paragraph-rsid="001511d6" style:font-size-asian="14pt" style:font-size-complex="14pt"/>
    </style:style>
    <style:style style:name="P7" style:family="paragraph" style:parent-style-name="Text_20_body">
      <style:paragraph-properties fo:line-height="100%"/>
    </style:style>
    <style:style style:name="P8" style:family="paragraph" style:parent-style-name="Text_20_body">
      <style:paragraph-properties fo:margin-top="0in" fo:margin-bottom="0in" loext:contextual-spacing="false" fo:line-height="100%"/>
      <style:text-properties style:font-name="Times New Roman" fo:font-size="14pt" style:font-size-asian="14pt" style:font-size-complex="14pt"/>
    </style:style>
    <style:style style:name="P9" style:family="paragraph" style:parent-style-name="Standard" style:master-page-name="MP0">
      <style:paragraph-properties fo:line-height="100%" style:page-number="auto" fo:break-before="page"/>
      <style:text-properties style:font-name="Times New Roman" fo:font-size="14pt" style:font-size-asian="14pt" style:font-size-complex="14pt"/>
    </style:style>
    <style:style style:name="P10" style:family="paragraph" style:parent-style-name="Standard">
      <style:paragraph-properties fo:line-height="100%"/>
      <style:text-properties style:font-name="Times New Roman" fo:font-size="14pt" officeooo:rsid="001a81c9" officeooo:paragraph-rsid="001a81c9" style:font-size-asian="14pt" style:font-size-complex="14pt"/>
    </style:style>
    <style:style style:name="P11" style:family="paragraph" style:parent-style-name="Text_20_body" style:list-style-name="L1">
      <style:paragraph-properties fo:line-height="100%"/>
      <style:text-properties style:font-name="Times New Roman" fo:font-size="14pt" style:font-size-asian="14pt" style:font-size-complex="14pt"/>
    </style:style>
    <style:style style:name="T1" style:family="text">
      <style:text-properties style:font-name="Times New Roman" fo:font-size="14pt" style:font-size-asian="14pt" style:font-size-complex="14pt"/>
    </style:style>
    <style:style style:name="T2" style:family="text">
      <style:text-properties style:font-name="Times New Roman" fo:font-size="14pt" officeooo:rsid="00180a34" style:font-size-asian="14pt" style:font-size-complex="14pt"/>
    </style:style>
    <style:style style:name="T3" style:family="text">
      <style:text-properties fo:color="#353535" style:font-name="Times New Roman" fo:font-size="14pt" style:font-size-asian="14pt" style:font-size-complex="14pt"/>
    </style:style>
    <style:style style:name="T4" style:family="text">
      <style:text-properties fo:color="#222222" style:font-name="Times New Roman" fo:font-size="14pt" fo:font-weight="bold" style:font-size-asian="14pt" style:font-weight-asian="bold" style:font-size-complex="14pt"/>
    </style:style>
    <style:style style:name="T5" style:family="text">
      <style:text-properties fo:color="#222222" style:font-name="Times New Roman" fo:font-size="14pt" style:font-size-asian="14pt" style:font-size-complex="14pt"/>
    </style:style>
    <style:style style:name="T6" style:family="text">
      <style:text-properties fo:color="#222222" style:font-name="Times New Roman" fo:font-size="14pt" fo:background-color="#ffffff" loext:char-shading-value="0" style:font-size-asian="14pt" style:font-size-complex="14pt"/>
    </style:style>
    <style:style style:name="T7" style:family="text">
      <style:text-properties fo:color="#0b0080" style:font-name="Times New Roman" fo:font-size="14pt" fo:background-color="#ffffff" loext:char-shading-value="0" style:font-size-asian="14pt" style:font-size-complex="14pt"/>
    </style:style>
    <style:style style:name="T8" style:family="text">
      <style:text-properties fo:color="#000000" style:font-name="Times New Roman" fo:font-size="14pt" style:font-size-asian="14pt" style:font-size-complex="14pt"/>
    </style:style>
    <style:style style:name="T9" style:family="text">
      <style:text-properties fo:color="#000000" style:font-name="Times New Roman" fo:font-size="14pt" officeooo:rsid="00163f36" style:font-size-asian="14pt" style:font-size-complex="14pt"/>
    </style:style>
    <style:style style:name="T10" style:family="text">
      <style:text-properties officeooo:rsid="0014f208"/>
    </style:style>
    <style:style style:name="T11" style:family="text">
      <style:text-properties officeooo:rsid="001511d6"/>
    </style:style>
    <style:style style:name="T12" style:family="text">
      <style:text-properties officeooo:rsid="001607ac"/>
    </style:style>
    <style:style style:name="T13" style:family="text">
      <style:text-properties officeooo:rsid="001b33a8"/>
    </style:style>
    <style:style style:name="T14" style:family="text">
      <style:text-properties officeooo:rsid="001cbdaa"/>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lide 1</text:p>
      <text:p text:style-name="P1">Hello! My name is VS and now I am going to tell you about JerryScript - scripting language for microcontrollers and some information about Internet of Things and BigData.</text:p>
      <text:p text:style-name="P1"/>
      <text:p text:style-name="P1">Slide 2</text:p>
      <text:p text:style-name="P1">To start I will explain what is BigData.</text:p>
      <text:p text:style-name="P1">BigData is a term that describes the work with large volumes of information. This trend is pretty modern (only 20 years old). On this slide, you can see almost all the spheres, where bigdata is involved. Here are the Date Analytic, Health monitoring, Virtual reality, and of course the Internet of things.</text:p>
      <text:p text:style-name="P1"/>
      <text:p text:style-name="P1">Slide 3</text:p>
      <text:p text:style-name="P1">The Internet of things extends the interaction of some devices using the Internet, wi-fi and so on. </text:p>
      <text:p text:style-name="P1"/>
      <text:p text:style-name="P1">Slide 4</text:p>
      <text:p text:style-name="P1">This picture is a good joke, but those people and companies who work into this area want this. And Samsung company is not an exception.</text:p>
      <text:p text:style-name="P1"/>
      <text:p text:style-name="P1">Slide 5</text:p>
      <text:p text:style-name="P1">I will not tell you that everybody wants the progress and Samsung decided to go into this area for good intentions. Peace, love, cookies and so on. No. This is not true. Everybody wants money. And there are a lot of them in IoT area.</text:p>
      <text:p text:style-name="P1"/>
      <text:p text:style-name="P4"><text:span text:style-name="Default_20_Paragraph_20_Font"><text:span text:style-name="T1">Lets remember what are the main products of Samsung, with the exception of </text:span></text:span><text:span text:style-name="Default_20_Paragraph_20_Font"><text:span text:style-name="T2">Galaxy note and notebooks. It is Appliances.</text:span></text:span></text:p>
      <text:p text:style-name="P1"/>
      <text:p text:style-name="P1">What will happen if each such thing can be managed remotely with the help of a phone, a clock, a computer?</text:p>
      <text:p text:style-name="P1"/>
      <text:p text:style-name="P10">More demand, more sales, more profit.</text:p>
      <text:p text:style-name="P1"/>
      <text:p text:style-name="P1">But there is a problem. You needed to insert WiFi adapter and chip into every <text:span text:style-name="T14">product</text:span>.</text:p>
      <text:p text:style-name="P2">The most non-expensive <text:span text:style-name="T10">platform for IoT programming is Node.js. To write a pong game on this platform, you will need to buy a Raspberry which in Belarus costs 80 dollars.</text:span></text:p>
      <text:p text:style-name="P2"/>
      <text:p text:style-name="P1">Thus, the cost increases.</text:p>
      <text:p text:style-name="P1">What kind of housewife would like to buy <text:span text:style-name="T13">an</text:span> <text:span text:style-name="T13">teapot</text:span> <text:span text:style-name="T13">which cost as Iphone ten</text:span>?</text:p>
      <text:p text:style-name="P1">None of them.</text:p>
      <text:p text:style-name="P1"/>
      <text:p text:style-name="P1">Therefore, it is necessary to make the cost of the product as less as possible.</text:p>
      <text:p text:style-name="P1"/>
      <text:p text:style-name="P1"><text:soft-page-break/>So the guys from Samsung decided to write a library that would allow to use a small amount of RAM and install cheaper components.</text:p>
      <text:p text:style-name="P1"/>
      <text:p text:style-name="P1">Slide 6</text:p>
      <text:p text:style-name="P1">And the JerryScript was born.</text:p>
      <text:p text:style-name="P1">Slide 7</text:p>
      <text:p text:style-name="P1">No not like this. <text:span text:style-name="T14">But I think previous</text:span> logo is better.</text:p>
      <text:p text:style-name="P1"/>
      <text:p text:style-name="P1">Slide 8</text:p>
      <text:p text:style-name="P3">Development began in June 2014 and lasted a year. <text:span text:style-name="T12">All tests where compited in <text:s/>August 2015. The following year, it was optimized to reduce memory consumption and increase performance.</text:span></text:p>
      <text:p text:style-name="P3"><text:span text:style-name="T12">I</text:span>n September 2016 First version of JerryScript <text:s/>released.</text:p>
      <text:p text:style-name="P1"/>
      <text:p text:style-name="P4"><text:span text:style-name="Default_20_Paragraph_20_Font"><text:span text:style-name="T4">JerryScript </text:span></text:span><text:span text:style-name="Default_20_Paragraph_20_Font"><text:span text:style-name="T5">is an ultra-lightweight </text:span></text:span><text:a xlink:type="simple" xlink:href="https://en.wikipedia.org/wiki/JavaScript" office:target-frame-name="_top" xlink:show="replace" text:style-name="Internet_20_link" text:visited-style-name="Visited_20_Internet_20_Link"><text:span text:style-name="Default_20_Paragraph_20_Font"><text:span text:style-name="T7">JavaScript</text:span></text:span></text:a><text:span text:style-name="Default_20_Paragraph_20_Font"><text:span text:style-name="T6"> </text:span></text:span><text:span text:style-name="Default_20_Paragraph_20_Font"><text:span text:style-name="T5">engine for the </text:span></text:span><text:a xlink:type="simple" xlink:href="https://en.wikipedia.org/wiki/Internet_of_things" office:target-frame-name="_top" xlink:show="replace" text:style-name="Internet_20_link" text:visited-style-name="Visited_20_Internet_20_Link"><text:span text:style-name="Default_20_Paragraph_20_Font"><text:span text:style-name="T7">Internet of Things</text:span></text:span></text:a><text:span text:style-name="Default_20_Paragraph_20_Font"><text:span text:style-name="T5">.</text:span></text:span></text:p>
      <text:p text:style-name="P1">It use less than 64KB of RAM and the entire code fits in less than 200KB of RAM.</text:p>
      <text:p text:style-name="P1"/>
      <text:p text:style-name="P1">Slide 9</text:p>
      <text:p text:style-name="P5">JerryScript has two main components: Parser and Interpretator. Parser translate of input ECMAScript application into byte-code. <text:s/>Then the byte code is sent to an interpreter where they performed.</text:p>
      <text:p text:style-name="P8"/>
      <text:p text:style-name="P5">Slide 10</text:p>
      <text:p text:style-name="P6"><text:span text:style-name="T11">Now</text:span> you're watching a demo with flashing lights. <text:span text:style-name="T11">Here used STM32F4 board, which costs 20 dollars. Thus, there is a savings of $ 60 per board if compared with Raspberry.</text:span></text:p>
      <text:p text:style-name="P6"><text:s/>JerryScript.</text:p>
      <text:list xml:id="list548926341" text:style-name="L1">
        <text:list-item>
          <text:p text:style-name="P11">There's a huge pool of JavaScript developers.</text:p>
        </text:list-item>
        <text:list-item>
          <text:p text:style-name="P11">Opens up the possibility for web developers to easily write software for embedded devices</text:p>
        </text:list-item>
        <text:list-item>
          <text:p text:style-name="P11">Ability to load code dynamically over the network</text:p>
        </text:list-item>
        <text:list-item>
          <text:p text:style-name="P11">Executing JavaScript code is safer than executing arbitrary native code</text:p>
        </text:list-item>
      </text:list>
      <text:p text:style-name="P5"/>
      <text:p text:style-name="P5">Slide 11</text:p>
      <text:p text:style-name="P7"><text:span text:style-name="Default_20_Paragraph_20_Font"><text:span text:style-name="T8">You can easily build it and try in any </text:span></text:span><text:span text:style-name="Default_20_Paragraph_20_Font"><text:span text:style-name="T9">operation system</text:span></text:span><text:span text:style-name="Default_20_Paragraph_20_Font"><text:span text:style-name="T8">. This code is for Linux:</text:span></text:span></text:p>
      <text:p text:style-name="P7"><text:span text:style-name="Default_20_Paragraph_20_Font"><text:span text:style-name="T8">It will allow you to try it in the console and write Hello world</text:spa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Linux_X86_64 LibreOffice_project/40m0$Build-2</meta:generator>
    <meta:creation-date>2017-11-21T09:57:00Z</meta:creation-date>
    <dc:date>2017-11-21T17:12:11.331619504</dc:date>
    <meta:editing-cycles>4</meta:editing-cycles>
    <meta:editing-duration>PT12M49S</meta:editing-duration>
    <meta:document-statistic meta:table-count="0" meta:image-count="0" meta:object-count="0" meta:page-count="2" meta:paragraph-count="42" meta:word-count="566" meta:character-count="3164" meta:non-whitespace-character-count="2639"/>
    <meta:template xlink:type="simple" xlink:actuate="onRequest" xlink:title="" xlink:href="Normal.dotm"/>
  </office:meta>
</office:document-meta>
</file>